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9.644cm" fo:min-width="14.144cm" fo:padding-top="0.178cm" fo:padding-bottom="0.178cm" fo:padding-left="0.303cm" fo:padding-right="0.303cm" loext:decorative="false"/>
    </style:style>
    <style:style style:name="gr2" style:family="graphic" style:parent-style-name="standard">
      <style:graphic-properties draw:fill-color="#093dfc" draw:textarea-horizontal-align="justify" draw:textarea-vertical-align="middle" draw:auto-grow-height="false" fo:min-height="3.994cm" fo:min-width="3.744cm" fo:wrap-option="wrap" draw:shadow="hidden" loext:decorative="false"/>
    </style:style>
    <style:style style:name="gr3" style:family="graphic" style:parent-style-name="standard">
      <style:graphic-properties draw:fill-color="#e5f715" draw:textarea-horizontal-align="justify" draw:textarea-vertical-align="middle" draw:auto-grow-height="false" fo:min-height="2.225cm" fo:min-width="1.976cm" fo:wrap-option="wrap" draw:shadow="hidden" loext:decorative="false"/>
    </style:style>
    <style:style style:name="gr4" style:family="graphic" style:parent-style-name="standard">
      <style:graphic-properties draw:fill-color="#34a454" draw:textarea-horizontal-align="justify" draw:textarea-vertical-align="middle" draw:auto-grow-height="false" fo:min-height="3.994cm" fo:min-width="3.744cm" fo:wrap-option="wrap" draw:shadow="hidden" loext:decorative="false"/>
    </style:style>
    <style:style style:name="gr5" style:family="graphic" style:parent-style-name="standard">
      <style:graphic-properties draw:fill="hatch" draw:fill-color="#093dfc" draw:fill-hatch-name="Red_20_90_20_Degrees_20_Crossed_20_5" draw:fill-hatch-solid="false" draw:textarea-horizontal-align="justify" draw:textarea-vertical-align="middle" draw:auto-grow-height="false" fo:min-height="3.994cm" fo:min-width="3.744cm" fo:wrap-option="wrap" draw:shadow="hidden" loext:decorative="false"/>
    </style:style>
    <style:style style:name="gr6" style:family="graphic" style:parent-style-name="standard">
      <style:graphic-properties svg:stroke-color="#e5f715" draw:fill="hatch" draw:fill-color="#e5f715" draw:fill-hatch-name="Red_20_90_20_Degrees_20_Crossed_20_3" draw:fill-hatch-solid="false" draw:textarea-horizontal-align="justify" draw:textarea-vertical-align="middle" draw:auto-grow-height="false" fo:min-height="2.225cm" fo:min-width="1.976cm" fo:wrap-option="wrap" draw:shadow="hidden" loext:decorative="false"/>
    </style:style>
    <style:style style:name="gr7" style:family="graphic" style:parent-style-name="standard">
      <style:graphic-properties draw:fill="hatch" draw:fill-color="#093dfc" draw:fill-hatch-name="Red_20_90_20_Degrees_20_Crossed_20_7" draw:fill-hatch-solid="false" draw:opacity="100%" draw:textarea-horizontal-align="justify" draw:textarea-vertical-align="middle" draw:auto-grow-height="false" fo:min-height="3.994cm" fo:min-width="3.744cm" fo:wrap-option="wrap" draw:shadow="hidden" draw:shadow-opacity="100%" loext:decorative="false"/>
    </style:style>
    <style:style style:name="gr8" style:family="graphic" style:parent-style-name="objectwithoutfill">
      <style:graphic-properties svg:stroke-width="0.106cm" svg:stroke-color="#060606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-color="#093dfc"/>
      <style:paragraph-properties fo:text-align="center"/>
    </style:style>
    <style:style style:name="P3" style:family="paragraph">
      <loext:graphic-properties draw:fill-color="#e5f715"/>
      <style:paragraph-properties fo:text-align="center"/>
    </style:style>
    <style:style style:name="P4" style:family="paragraph">
      <loext:graphic-properties draw:fill-color="#34a454"/>
      <style:paragraph-properties fo:text-align="center"/>
    </style:style>
    <style:style style:name="P5" style:family="paragraph">
      <loext:graphic-properties draw:fill="hatch" draw:fill-color="#093dfc" draw:fill-hatch-name="Red_20_90_20_Degrees_20_Crossed_20_5" draw:fill-hatch-solid="false"/>
      <style:paragraph-properties fo:text-align="center"/>
    </style:style>
    <style:style style:name="P6" style:family="paragraph">
      <loext:graphic-properties draw:fill="hatch" draw:fill-color="#e5f715" draw:fill-hatch-name="Red_20_90_20_Degrees_20_Crossed_20_3" draw:fill-hatch-solid="false"/>
      <style:paragraph-properties fo:text-align="center"/>
    </style:style>
    <style:style style:name="P7" style:family="paragraph">
      <loext:graphic-properties draw:fill="hatch" draw:fill-color="#093dfc" draw:fill-hatch-name="Red_20_90_20_Degrees_20_Crossed_20_7" draw:fill-hatch-solid="false" draw:opacity="100%"/>
      <style:paragraph-properties fo:text-align="center"/>
    </style:style>
    <style:style style:name="P8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75cm" svg:height="10cm" svg:x="1.25cm" svg:y="1.25cm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3.499cm" svg:height="6cm" svg:x="7.5cm" svg:y="1.999cm" svg:viewBox="0 0 3500 6001" svg:d="M3500 5959c-164 28-331 42-499 42-527 0-1045-139-1501-402s-835-642-1098-1098-402-974-402-1500c0-527 139-1045 402-1501s642-835 1098-1098 974-402 1500-402c169 0 336 14 500 42z">
          <text:p/>
        </draw:path>
        <draw:path draw:style-name="gr3" draw:text-style-name="P3" draw:layer="layout" svg:width="2.249cm" svg:height="3.499cm" svg:x="8.75cm" svg:y="6.5cm" svg:viewBox="0 0 2250 3500" svg:d="M2250 3427c-161 48-330 73-499 73-308 0-610-81-876-234-266-154-487-375-640-641-154-266-235-568-235-875s81-609 235-875c153-266 374-487 640-641 266-153 568-234 875-234 170 0 339 25 500 73z">
          <text:p/>
        </draw:path>
        <draw:path draw:style-name="gr4" draw:text-style-name="P4" draw:layer="layout" svg:width="2.098cm" svg:height="1.499cm" svg:x="8.901cm" svg:y="6.5cm" svg:viewBox="0 0 2099 1500" svg:d="M2099 1458c-165 28-332 42-500 42-527 0-1044-139-1500-402-33-19-66-39-99-60 25-55 53-110 83-163 154-266 375-487 641-641 266-153 568-234 875-234 170 0 338 25 500 73z">
          <text:p/>
        </draw:path>
        <draw:path draw:style-name="gr5" draw:text-style-name="P5" draw:layer="layout" svg:width="2.5cm" svg:height="5.916cm" svg:x="10.965cm" svg:y="2.044cm" svg:viewBox="0 0 2501 5917" svg:d="M1006 5546c26-15 52-30 77-46-16-32-33-64-51-95-153-266-374-487-640-640-119-69-245-123-376-162v1301c347-60 682-180 990-358zM0 0c351 59 690 181 1001 360 456 263 835 642 1098 1098s402 974 402 1501c0 526-139 1044-402 1500s-642 835-1098 1098c-311 179-650 301-1001 360z">
          <text:p/>
        </draw:path>
        <draw:path draw:style-name="gr6" draw:text-style-name="P6" draw:layer="layout" svg:width="1.25cm" svg:height="2.583cm" svg:x="11.013cm" svg:y="7.388cm" svg:viewBox="0 0 1251 2584" svg:d="M984 163c26-15 52-30 77-46-16-32-33-64-51-95-4-7-8-15-13-22 7 11 13 21 19 32 154 266 235 568 235 875s-81 609-235 875c-153 266-374 487-640 641-119 68-245 123-376 161v-2064c345-60 678-180 984-357z">
          <text:p/>
        </draw:path>
        <draw:path draw:style-name="gr7" draw:text-style-name="P7" draw:layer="layout" svg:width="1.066cm" svg:height="1.3cm" svg:x="10.969cm" svg:y="6.618cm" svg:viewBox="0 0 1067 1301" svg:d="M990 943c-308 178-643 299-990 358v-1301c131 39 257 93 376 162 266 153 487 374 640 640 18 31 35 63 51 95-25 16-51 31-77 46z">
          <text:p/>
        </draw:path>
        <draw:line draw:style-name="gr8" draw:text-style-name="P8" draw:layer="layout" svg:x1="10.988cm" svg:y1="1.212cm" svg:x2="10.988cm" svg:y2="11.2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0_20_Degrees" draw:display-name="Black 0 Degrees" draw:style="single" draw:color="#000000" draw:distance="0.102cm" draw:rotation="0"/>
    <draw:hatch draw:name="Red_20_90_20_Degrees_20_Crossed_20_1" draw:display-name="Red 90 Degrees Crossed 1" draw:style="single" draw:color="#34a454" draw:distance="0.2cm" draw:rotation="3150"/>
    <draw:hatch draw:name="Red_20_90_20_Degrees_20_Crossed_20_2" draw:display-name="Red 90 Degrees Crossed 2" draw:style="double" draw:color="#e5f715" draw:distance="0.41cm" draw:rotation="450"/>
    <draw:hatch draw:name="Red_20_90_20_Degrees_20_Crossed_20_3" draw:display-name="Red 90 Degrees Crossed 3" draw:style="single" draw:color="#e5f715" draw:distance="0.1cm" draw:rotation="0"/>
    <draw:hatch draw:name="Red_20_90_20_Degrees_20_Crossed_20_4" draw:display-name="Red 90 Degrees Crossed 4" draw:style="double" draw:color="#34a454" draw:distance="0.2cm" draw:rotation="450"/>
    <draw:hatch draw:name="Red_20_90_20_Degrees_20_Crossed_20_5" draw:display-name="Red 90 Degrees Crossed 5" draw:style="single" draw:color="#093dfc" draw:distance="0.1cm" draw:rotation="0"/>
    <draw:hatch draw:name="Red_20_90_20_Degrees_20_Crossed_20_6" draw:display-name="Red 90 Degrees Crossed 6" draw:style="single" draw:color="#34a454" draw:distance="0.1cm" draw:rotation="0"/>
    <draw:hatch draw:name="Red_20_90_20_Degrees_20_Crossed_20_7" draw:display-name="Red 90 Degrees Crossed 7" draw:style="double" draw:color="#34a454" draw:distance="0.31cm" draw:rotation="900"/>
    <draw:hatch draw:name="Yellow_20_45_20_Degrees_20_Crossed" draw:display-name="Yellow 45 Degrees Crossed" draw:style="double" draw:color="#ffbf00" draw:distance="0.41cm" draw:rotation="450"/>
    <draw:hatch draw:name="blueHatch" draw:style="single" draw:color="#093dfc" draw:distance="0.2cm" draw:rotation="450"/>
    <draw:hatch draw:name="greenHatching" draw:style="single" draw:color="#34a454" draw:distance="0.2cm" draw:rotation="450"/>
    <draw:hatch draw:name="yellowHatching" draw:style="single" draw:color="#e5f715" draw:distance="0.2cm" draw:rotation="450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cm" fo:page-height="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9T10:53:50.544000000</meta:creation-date>
    <dc:date>2024-02-10T09:39:59.683000000</dc:date>
    <meta:editing-duration>PT1H27M41S</meta:editing-duration>
    <meta:editing-cycles>5</meta:editing-cycles>
    <meta:generator>LibreOffice/7.6.4.1$Windows_X86_64 LibreOffice_project/e19e193f88cd6c0525a17fb7a176ed8e6a3e2aa1</meta:generator>
    <meta:document-statistic meta:object-count="8"/>
  </office:meta>
</office:document-meta>
</file>